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number text:level="1" style:num-list-format-name="NLF0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justify" fo:line-height="150%" fo:margin-left="0.5902in">
        <style:tab-stops/>
      </style:paragraph-properties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P48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49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0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1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2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3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4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5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6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7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8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59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60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61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62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63" style:parent-style-name="Обычный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/>
    </style:style>
    <style:style style:name="P64" style:parent-style-name="Обычный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/>
    </style:style>
    <style:style style:name="P65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66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TableColumn68" style:family="table-column">
      <style:table-column-properties style:column-width="3.3444in"/>
    </style:style>
    <style:style style:name="TableColumn69" style:family="table-column">
      <style:table-column-properties style:column-width="3.3493in"/>
    </style:style>
    <style:style style:name="Table67" style:family="table">
      <style:table-properties style:width="6.6937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Обычный" style:family="paragraph">
      <style:paragraph-properties fo:line-height="115%"/>
      <style:text-properties style:font-name="Times New Roman" style:font-name-complex="Times New Roman"/>
    </style:style>
    <style:style style:name="P73" style:parent-style-name="Обычный" style:family="paragraph">
      <style:paragraph-properties fo:line-height="115%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P76" style:parent-style-name="Обычный" style:family="paragraph">
      <style:paragraph-properties fo:line-height="115%"/>
      <style:text-properties style:font-name="Times New Roman" style:font-name-complex="Times New Roman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line-height="115%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T83" style:parent-style-name="Основнойшрифтабзаца" style:family="text">
      <style:text-properties style:font-name="Times New Roman" style:font-name-complex="Times New Roman"/>
    </style:style>
    <style:style style:name="P84" style:parent-style-name="Обычный" style:family="paragraph">
      <style:paragraph-properties fo:line-height="115%"/>
      <style:text-properties style:font-name="Times New Roman" style:font-name-complex="Times New Roman" fo:color="#000000"/>
    </style:style>
    <style:style style:name="P85" style:parent-style-name="Обычный" style:family="paragraph">
      <style:paragraph-properties fo:line-height="115%"/>
    </style:style>
    <style:style style:name="T86" style:parent-style-name="Основнойшрифтабзаца" style:family="text">
      <style:text-properties style:font-name="Times New Roman" style:font-name-complex="Times New Roman" fo:color="#000000"/>
    </style:style>
    <style:style style:name="T87" style:parent-style-name="Основнойшрифтабзаца" style:family="text">
      <style:text-properties style:font-name="Times New Roman" style:font-name-complex="Times New Roman" fo:color="#FFFFFF"/>
    </style:style>
    <style:style style:name="T88" style:parent-style-name="Основнойшрифтабзаца" style:family="text">
      <style:text-properties style:font-name="Times New Roman" style:font-name-complex="Times New Roman" fo:color="#FFFFFF"/>
    </style:style>
    <style:style style:name="P89" style:parent-style-name="Обычный" style:family="paragraph">
      <style:paragraph-properties fo:line-height="115%"/>
      <style:text-properties style:font-name="Times New Roman" style:font-name-complex="Times New Roman"/>
    </style:style>
    <style:style style:name="P90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91" style:parent-style-name="Обычный" style:family="paragraph">
      <style:paragraph-properties fo:line-height="115%"/>
      <style:text-properties style:font-name="Times New Roman" style:font-name-complex="Times New Roman"/>
    </style:style>
    <style:style style:name="P92" style:parent-style-name="Обычный" style:family="paragraph">
      <style:paragraph-properties fo:line-height="115%"/>
      <style:text-properties style:font-name="Times New Roman" style:font-name-complex="Times New Roman"/>
    </style:style>
    <style:style style:name="P93" style:parent-style-name="Обычный" style:family="paragraph">
      <style:paragraph-properties fo:line-height="115%"/>
      <style:text-properties style:font-name="Times New Roman" style:font-name-complex="Times New Roman"/>
    </style:style>
    <style:style style:name="P94" style:parent-style-name="Обычный" style:family="paragraph">
      <style:paragraph-properties fo:line-height="115%"/>
      <style:text-properties style:font-name="Times New Roman" style:font-name-complex="Times New Roman"/>
    </style:style>
    <style:style style:name="P95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96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97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98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99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0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1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2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3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4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5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6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7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8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09" style:parent-style-name="Обычный" style:family="paragraph">
      <style:paragraph-properties fo:text-align="center" fo:line-height="115%"/>
      <style:text-properties style:font-name="Times New Roman" style:font-name-complex="Times New Roman"/>
    </style:style>
    <style:style style:name="P110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11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12" style:parent-style-name="Обычный" style:family="paragraph">
      <style:text-properties style:font-name="Times New Roman" style:font-name-asian="Times New Roman" style:font-name-complex="Times New Roman"/>
    </style:style>
    <style:style style:name="P113" style:parent-style-name="Обычный" style:family="paragraph">
      <style:text-properties style:font-name="Times New Roman" style:font-name-asian="Times New Roman" style:font-name-complex="Times New Roman"/>
    </style:style>
    <style:style style:name="P114" style:parent-style-name="Обычный" style:family="paragraph">
      <style:text-properties style:font-name="Times New Roman" style:font-name-asian="Times New Roman" style:font-name-complex="Times New Roman"/>
    </style:style>
    <style:style style:name="P115" style:parent-style-name="Обычный" style:family="paragraph">
      <style:text-properties style:font-name="Times New Roman" style:font-name-asian="Times New Roman" style:font-name-complex="Times New Roman"/>
    </style:style>
    <style:style style:name="P116" style:parent-style-name="Обычный" style:family="paragraph">
      <style:text-properties style:font-name="Times New Roman" style:font-name-asian="Times New Roman" style:font-name-complex="Times New Roman"/>
    </style:style>
    <style:style style:name="P117" style:parent-style-name="Обычный" style:family="paragraph">
      <style:text-properties style:font-name="Times New Roman" style:font-name-asian="Times New Roman" style:font-name-complex="Times New Roman"/>
    </style:style>
    <style:style style:name="P118" style:parent-style-name="Обычный" style:family="paragraph">
      <style:text-properties style:font-name="Times New Roman" style:font-name-asian="Times New Roman" style:font-name-complex="Times New Roman"/>
    </style:style>
    <style:style style:name="P119" style:parent-style-name="Обычный" style:family="paragraph">
      <style:text-properties style:font-name="Times New Roman" style:font-name-asian="Times New Roman" style:font-name-complex="Times New Roman"/>
    </style:style>
    <style:style style:name="P120" style:parent-style-name="Обычный" style:family="paragraph">
      <style:text-properties style:font-name="Times New Roman" style:font-name-asian="Times New Roman" style:font-name-complex="Times New Roman"/>
    </style:style>
    <style:style style:name="P121" style:parent-style-name="Обычный" style:family="paragraph">
      <style:text-properties style:font-name="Times New Roman" style:font-name-asian="Times New Roman" style:font-name-complex="Times New Roman"/>
    </style:style>
    <style:style style:name="P122" style:parent-style-name="Обычный" style:family="paragraph">
      <style:text-properties style:font-name="Times New Roman" style:font-name-asian="Times New Roman" style:font-name-complex="Times New Roman"/>
    </style:style>
    <style:style style:name="P123" style:parent-style-name="Обычный" style:family="paragraph">
      <style:text-properties style:font-name="Times New Roman" style:font-name-asian="Times New Roman" style:font-name-complex="Times New Roman"/>
    </style:style>
    <style:style style:name="P12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5" style:parent-style-name="Обычный" style:family="paragraph">
      <style:text-properties style:font-name="Times New Roman" style:font-name-asian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<text:span text:style-name="T46"><office:annotation office:name="0" xml:id="1957396274"><dc:creator>Vertfle Ixef</dc:creator><dc:date>2024-12-12T21:06:00</dc:date><meta:creator-initials>VI</meta:creator-initials><text:p text:style-name="Обычный">Неизвестно, включено или нет автоматическая расстановка переносов</text:p></office:annotation><office:annotation office:name="1" xml:id="2103564813"><dc:creator>Алексей Каримов</dc:creator><dc:date>2024-12-12T21:37:00</dc:date><meta:creator-initials>АК</meta:creator-initials><text:p text:style-name="Обычный">я тебя не понял</text:p></office:annotation>МУНИЦИПАЛЬНОЕ</text:span><office:annotation-end office:name="0"/><office:annotation-end office:name="1"/><text:span text:style-name="T47"><text:s/>АВТОНОМНОЕ ОБРАЗОВАТЕЛЬНОЕ УЧРЕЖДЕНИЕ<text:s/></text:span></text:p>
      <text:p text:style-name="P48"><text:s/>«ЦЕНТР ОБРАЗОВАНИЯ №10 ИМЕНИ<text:s/>ХОХЛОВА АНАТОЛИЯ ИВАНОВИЧА»</text:p>
      <text:p text:style-name="P49"/>
      <text:p text:style-name="P50"/>
      <text:p text:style-name="P51"/>
      <text:p text:style-name="P52"/>
      <text:p text:style-name="P53"/>
      <text:p text:style-name="P54"/>
      <text:p text:style-name="P55">ИНДИВИДУАЛЬНЫЙ ПРОЕКТ<text:s/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Телеграм бот для сна<text:s/></text:p>
      <text:p text:style-name="P65"/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Научный руководитель:</text:p>
            <text:p text:style-name="P73"><text:span text:style-name="T74">учитель<text:s/></text:span><text:span text:style-name="T75">Информатики</text:span></text:p>
            <text:p text:style-name="P76">А.Тищенко</text:p>
          </table:table-cell>
          <table:table-cell table:style-name="TableCell77">
            <text:p text:style-name="P78"><text:span text:style-name="T79">Выполнил</text:span><text:span text:style-name="T80">и</text:span><text:span text:style-name="T81">: учащи</text:span><text:span text:style-name="T82">еся</text:span><text:span text:style-name="T83"><text:s/>10А класса<text:s/></text:span></text:p>
            <text:p text:style-name="P84">Каримов Алексей Станиславович</text:p>
            <text:p text:style-name="P85"><text:span text:style-name="T86">Чернов Денис Евгеньеви</text:span><text:span text:style-name="T87">ч</text:span><text:span text:style-name="T88"><text:s/></text:span></text:p>
            <text:p text:style-name="P89"/>
          </table:table-cell>
        </table:table-row>
      </table:table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УФА – 2025</text:p>
      <text:p text:style-name="P110"/>
      <text:p text:style-name="P111">ОГЛАВЛЕНИЕ</text:p>
      <text:p text:style-name="P112">ВВЕДЕНИЕ........................................................................................................................................3</text:p>
      <text:p text:style-name="P113">ГЛАВА 1.<text:s/>Наименование......................................................................</text:p>
      <text:p text:style-name="P114">1.1.<text:s/>Наименование...............................................................................................</text:p>
      <text:p text:style-name="P115">1.2.<text:s/>Наименование...............................................................................................</text:p>
      <text:p text:style-name="P116">ГЛАВА 2.<text:s/>Наименование...............................................................................................</text:p>
      <text:p text:style-name="P117">2.1.<text:s/>Наименование...............................................................................................</text:p>
      <text:p text:style-name="P118">2.2<text:s/>Наименование</text:p>
      <text:p text:style-name="P119">ЗАКЛЮЧЕНИЕ СПИСОК ИСПОЛЬЗУЕМОЙ ЛИТЕРАТУРЫ</text:p>
      <text:p text:style-name="P120">ПРИЛОЖЕНИЯ</text:p>
      <text:p text:style-name="P121"/>
      <text:p text:style-name="Обычный"/>
      <text:p text:style-name="Обычный"/>
      <text:p text:style-name="Обычный"/>
      <text:p text:style-name="P122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23"/>
      <text:p text:style-name="P124">ВВЕДЕНИЕ</text:p>
      <text:p text:style-name="P125"/>
      <text:p text:style-name="Обычный"><text:span text:style-name="T126">Тема моего проекта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Yu Gothic Light" style:font-name-complex="Times New Roman" fo:color="#0F4761" style:letter-kerning="true" fo:font-size="20pt" style:font-size-asian="20pt" style:font-size-complex="20pt" style:language-asian="en" style:country-asian="US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Yu Gothic Light" style:font-name-complex="Times New Roman" fo:color="#0F4761" style:letter-kerning="true" fo:font-size="16pt" style:font-size-asian="16pt" style:font-size-complex="16pt" style:language-asian="en" style:country-asian="US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 fo:line-height="107%"/>
      <style:text-properties style:font-name-asian="Yu Gothic Light" style:font-name-complex="Times New Roman" fo:color="#0F4761" style:letter-kerning="true" fo:font-size="14pt" style:font-size-asian="14pt" style:font-size-complex="14pt" style:language-asian="en" style:country-asian="US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 fo:line-height="107%"/>
      <style:text-properties style:font-name-asian="Yu Gothic Light" style:font-name-complex="Times New Roman" fo:font-style="italic" style:font-style-asian="italic" style:font-style-complex="italic" fo:color="#0F4761" style:letter-kerning="true" fo:font-size="11pt" style:font-size-asian="11pt" style:font-size-complex="11pt" style:language-asian="en" style:country-asian="US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 fo:line-height="107%"/>
      <style:text-properties style:font-name-asian="Yu Gothic Light" style:font-name-complex="Times New Roman" fo:color="#0F4761" style:letter-kerning="true" fo:font-size="11pt" style:font-size-asian="11pt" style:font-size-complex="11pt" style:language-asian="en" style:country-asian="US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line-height="107%"/>
      <style:text-properties style:font-name-asian="Yu Gothic Light" style:font-name-complex="Times New Roman" fo:font-style="italic" style:font-style-asian="italic" style:font-style-complex="italic" fo:color="#595959" style:letter-kerning="true" fo:font-size="11pt" style:font-size-asian="11pt" style:font-size-complex="11pt" style:language-asian="en" style:country-asian="US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line-height="107%"/>
      <style:text-properties style:font-name-asian="Yu Gothic Light" style:font-name-complex="Times New Roman" fo:color="#595959" style:letter-kerning="true" fo:font-size="11pt" style:font-size-asian="11pt" style:font-size-complex="11pt" style:language-asian="en" style:country-asian="US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line-height="107%"/>
      <style:text-properties style:font-name-asian="Yu Gothic Light" style:font-name-complex="Times New Roman" fo:font-style="italic" style:font-style-asian="italic" style:font-style-complex="italic" fo:color="#272727" style:letter-kerning="true" fo:font-size="11pt" style:font-size-asian="11pt" style:font-size-complex="11pt" style:language-asian="en" style:country-asian="US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line-height="107%"/>
      <style:text-properties style:font-name-asian="Yu Gothic Light" style:font-name-complex="Times New Roman" fo:color="#272727" style:letter-kerning="true" fo:font-size="11pt" style:font-size-asian="11pt" style:font-size-complex="11pt" style:language-asian="en" style:country-asian="US" fo:hyphenate="false"/>
    </style:style>
    <style:style style:name="Обычный" style:display-name="Обычный" style:family="paragraph">
      <style:paragraph-properties fo:margin-bottom="0in" fo:line-height="100%"/>
      <style:text-properties style:font-name-asian="Yu Gothic" style:letter-kerning="false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Yu Gothic Light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Yu Gothic Light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Yu Gothic Light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Yu Gothic Light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style:language-asian="en" style:country-asian="US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 fo:line-height="107%"/>
      <style:text-properties style:font-name-asian="Yu Gothic Light" style:font-name-complex="Times New Roman" fo:color="#595959" fo:letter-spacing="0.0104in" style:letter-kerning="true" fo:font-size="14pt" style:font-size-asian="14pt" style:font-size-complex="14pt" style:language-asian="en" style:country-asian="US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 fo:margin-bottom="0.1111in" fo:line-height="107%"/>
      <style:text-properties style:font-name-asian="Aptos" fo:font-style="italic" style:font-style-asian="italic" style:font-style-complex="italic" fo:color="#404040" style:letter-kerning="true" fo:font-size="11pt" style:font-size-asian="11pt" style:font-size-complex="11pt" style:language-asian="en" style:country-asian="US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bottom="0.1111in" fo:line-height="107%" fo:margin-left="0.5in">
        <style:tab-stops/>
      </style:paragraph-properties>
      <style:text-properties style:font-name-asian="Aptos" style:letter-kerning="true" fo:font-size="11pt" style:font-size-asian="11pt" style:font-size-complex="11pt" style:language-asian="en" style:country-asian="US"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-asian="Aptos" fo:font-style="italic" style:font-style-asian="italic" style:font-style-complex="italic" fo:color="#0F4761" style:letter-kerning="true" fo:font-size="11pt" style:font-size-asian="11pt" style:font-size-complex="11pt" style:language-asian="en" style:country-asian="US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asian="Yu Gothic" style:letter-kerning="false" fo:font-size="10pt" style:font-size-asian="10pt" style:font-size-complex="10pt" style:language-asian="ru" style:country-asian="RU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7in" fo:page-height="11.6937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2.1631in" style:use-optimal-column-width="false"/>
    </style:style>
    <style:style style:name="TableColumn4" style:family="table-column">
      <style:table-column-properties style:column-width="2.1631in" style:use-optimal-column-width="false"/>
    </style:style>
    <style:style style:name="TableColumn5" style:family="table-column">
      <style:table-column-properties style:column-width="2.1631in" style:use-optimal-column-width="false"/>
    </style:style>
    <style:style style:name="Table2" style:family="table">
      <style:table-properties style:width="6.489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1631in" style:use-optimal-column-width="false"/>
    </style:style>
    <style:style style:name="TableColumn15" style:family="table-column">
      <style:table-column-properties style:column-width="2.1631in" style:use-optimal-column-width="false"/>
    </style:style>
    <style:style style:name="TableColumn16" style:family="table-column">
      <style:table-column-properties style:column-width="2.1631in" style:use-optimal-column-width="false"/>
    </style:style>
    <style:style style:name="Table13" style:family="table">
      <style:table-properties style:width="6.489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  <style:style style:name="TableColumn25" style:family="table-column">
      <style:table-column-properties style:column-width="2.1631in" style:use-optimal-column-width="false"/>
    </style:style>
    <style:style style:name="TableColumn26" style:family="table-column">
      <style:table-column-properties style:column-width="2.1631in" style:use-optimal-column-width="false"/>
    </style:style>
    <style:style style:name="TableColumn27" style:family="table-column">
      <style:table-column-properties style:column-width="2.1631in" style:use-optimal-column-width="false"/>
    </style:style>
    <style:style style:name="Table24" style:family="table">
      <style:table-properties style:width="6.4895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  <style:style style:name="TableColumn36" style:family="table-column">
      <style:table-column-properties style:column-width="2.1631in" style:use-optimal-column-width="false"/>
    </style:style>
    <style:style style:name="TableColumn37" style:family="table-column">
      <style:table-column-properties style:column-width="2.1631in" style:use-optimal-column-width="false"/>
    </style:style>
    <style:style style:name="TableColumn38" style:family="table-column">
      <style:table-column-properties style:column-width="2.1631in" style:use-optimal-column-width="false"/>
    </style:style>
    <style:style style:name="Table35" style:family="table">
      <style:table-properties style:width="6.4895in" fo:margin-left="0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Верхнийколонтитул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/></text:p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Верхнийколонтитул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Игорь Ахмадеев</meta:initial-creator>
    <dc:creator>Алексей Каримов</dc:creator>
    <meta:creation-date>2024-12-12T16:56:00Z</meta:creation-date>
    <dc:date>2024-12-12T16:56:00Z</dc:date>
    <meta:template xlink:href="Normal.dotm" xlink:type="simple"/>
    <meta:editing-cycles>16</meta:editing-cycles>
    <meta:editing-duration>PT0S</meta:editing-duration>
    <meta:document-statistic meta:page-count="1" meta:paragraph-count="2" meta:word-count="178" meta:character-count="1191" meta:row-count="8" meta:non-whitespace-character-count="1015"/>
  </office:meta>
</office:document-meta>
</file>